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90066" officeooo:paragraph-rsid="00190066"/>
    </style:style>
    <style:style style:name="P2" style:family="paragraph" style:parent-style-name="Standard" style:list-style-name="L1">
      <style:text-properties officeooo:rsid="001b9e61" officeooo:paragraph-rsid="001b9e61"/>
    </style:style>
    <style:style style:name="P3" style:family="paragraph" style:parent-style-name="Standard" style:list-style-name="L1">
      <style:text-properties officeooo:rsid="001d3bb2" officeooo:paragraph-rsid="001d3bb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48441760" text:style-name="L1">
        <text:list-item>
          <text:p text:style-name="P1">Modificar la lista que devuelve por defecto el Thymeleaf.</text:p>
        </text:list-item>
        <text:list-item>
          <text:p text:style-name="P1">Pagina vacía de búsqueda.</text:p>
        </text:list-item>
        <text:list-item>
          <text:p text:style-name="P2">Paleta de colores (Diana)</text:p>
        </text:list-item>
        <text:list-item>
          <text:p text:style-name="P3">SASS (Angela, Sole y video de 15 min)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23:49:27.565000000</meta:creation-date>
    <dc:date>2024-05-06T23:58:15.081000000</dc:date>
    <meta:editing-duration>PT4M4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5" meta:word-count="30" meta:character-count="149" meta:non-whitespace-character-count="128"/>
  </office:meta>
</office:document-meta>
</file>